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20pt" style:font-size-asian="20pt" style:font-size-complex="20pt"/>
    </style:style>
    <style:style style:name="P3" style:family="paragraph" style:parent-style-name="Standard">
      <style:text-properties style:font-name="FreeMono" fo:font-size="16pt" style:font-size-asian="16pt" style:font-size-complex="16pt"/>
    </style:style>
    <style:style style:name="T1" style:family="text">
      <style:text-properties officeooo:rsid="000c22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age 1</text:p>
      <text:p text:style-name="P1"><text:s/>we're going to kick off a new project</text:p>
      <text:p text:style-name="P1">image 2 - 3</text:p>
      <text:p text:style-name="P1">write the Dockerfile</text:p>
      <text:p text:style-name="P1">The goal of this project is to create a tiny no just Web application, wrap it inside of a docker container,</text:p>
      <text:p text:style-name="P1"/>
      <text:p text:style-name="P1">and then be able to access that Web application from a browser running on your local machine.</text:p>
      <text:p text:style-name="P1"/>
      <text:p text:style-name="P1">image 5</text:p>
      <text:p text:style-name="P1"/>
      <text:p text:style-name="P1">So just in case you've never made use of Node before, two commands that you need to be aware of to install <text:span text:style-name="T1">d</text:span>ependencies and start up this application.</text:p>
      <text:p text:style-name="P1">So when you are using the Alpine image and you expect to run some fancy Web application depending upon</text:p>
      <text:p text:style-name="P1">Node or depending upon Ruby or Java, chances are you're going to have to do some additional fixes or</text:p>
      <text:p text:style-name="P1">some additional setup to get this thing working now to solve this issue, to solve the issue of NPM not being available inside of our base image.</text:p>
      <text:p text:style-name="P1"/>
      <text:p text:style-name="P1">Alpine as a very small image.</text:p>
      <text:p text:style-name="P1"/>
      <text:p text:style-name="P1">It's only about five megabytes large, and so it has a rather limited set of default programs and included</text:p>
      <text:p text:style-name="P1">inside of it.</text:p>
      <text:p text:style-name="P1">In fact, I kind of like this diagram right here.</text:p>
      <text:p text:style-name="P1"><text:soft-page-break/><text:tab/>Docker build .</text:p>
      <text:p text:style-name="P1">So two approaches.</text:p>
      <text:p text:style-name="P1">We can either essentially use someone else's work or we can try to build up our own image from scratch.</text:p>
      <text:p text:style-name="P1"/>
      <text:p text:style-name="P1">We're going to find an image that has already been configured to have NPM preinstalled inside of it.</text:p>
      <text:p text:style-name="P1">Alpine</text:p>
      <text:p text:style-name="P1">So the default node installation might include extra programs like, say, GIT or a package manager.</text:p>
      <text:p text:style-name="P1"/>
      <text:p text:style-name="P1"><text:tab/>alpine:node</text:p>
      <text:p text:style-name="P1"><text:tab/>docker build .</text:p>
      <text:p text:style-name="P1"><text:tab/></text:p>
      <text:p text:style-name="P1">But it looks like the container is complaining that, hey, I don't have this file available, like</text:p>
      <text:p text:style-name="P1">where's the package?</text:p>
      <text:p text:style-name="P1">That JSON file.</text:p>
      <text:p text:style-name="P1">I need this to know which dependencies I need to install.</text:p>
      <text:p text:style-name="P1">However, NPM itself very quickly throw a error message right here, complaining that there is no file</text:p>
      <text:p text:style-name="P1">called packaged JSON available now,</text:p>
      <text:p text:style-name="P3">FROM node:alpine</text:p>
      <text:p text:style-name="P3"># Install some depenendencies</text:p>
      <text:p text:style-name="P3">WORKDIR /usr/app</text:p>
      <text:p text:style-name="P3">COPY ./ /usr/app</text:p>
      <text:p text:style-name="P3">RUN npm install</text:p>
      <text:p text:style-name="P3"/>
      <text:p text:style-name="P3"># Default command</text:p>
      <text:p text:style-name="P3">CMD ["npm", "start"]</text:p>
      <text:p text:style-name="P1"/>
      <text:p text:style-name="P1"><text:soft-page-break/>docker build -t fcorrente/simpleweb .</text:p>
      <text:p text:style-name="P1">docker run fcorrente/simpleweb</text:p>
      <text:p text:style-name="P1"/>
      <text:p text:style-name="P1">Well, we definitely got our image built and we are running a container out of it, but we still are</text:p>
      <text:p text:style-name="P1">not able to actually visit this port or see the Web application running.</text:p>
      <text:p text:style-name="P1"/>
      <text:p text:style-name="P1">Our browser is making a request to localhost 8080, which is essentially a reference to your current machine on Port 8080 by default, no traffic that is coming into your computer or into your localhost network is routed into the container.</text:p>
      <text:p text:style-name="P1">image11</text:p>
      <text:p text:style-name="P1">But by default, no incoming traffic to your computer is going to be directed into the container in order to make sure that any request from either your computer or some outside computer will be redirected into the container. We have to set up a explicit port mapping.</text:p>
      <text:p text:style-name="P1">image12</text:p>
      <text:p text:style-name="P1">So here's what we're going to do to set up Docker run with port mapping, we're going to add on a dash</text:p>
      <text:p text:style-name="P1">P flag.</text:p>
      <text:p text:style-name="P1">The syntax overall is docker run, then dash P, then we're going to specify that any incoming traffic</text:p>
      <text:p text:style-name="P1">on our local network to this port right here should be automatically forwarded on to this port inside</text:p>
      <text:p text:style-name="P1">the container right here.</text:p>
      <text:p text:style-name="P1"/>
      <text:p text:style-name="P1"><text:soft-page-break/>Now, very quickly, one last little thing that I want to show you, because this will be done very</text:p>
      <text:p text:style-name="P1">frequently on real projects, the port from the source machine or the source network that we are mapping</text:p>
      <text:p text:style-name="P1">from to the port that we are mapping to inside the container do not have to be identical.</text:p>
      <text:p text:style-name="P1"/>
      <text:p text:style-name="P1">docker run -it fcorrente/simpleweb sh</text:p>
      <text:p text:style-name="P1"/>
      <text:p text:style-name="P1">docker exec -it idcontainer</text:p>
      <text:p text:style-name="P1"/>
      <text:p text:style-name="P1">REBUILD</text:p>
      <text:p text:style-name="P1">If we want to update the file inside the container, we're going to have to do some additional fancy</text:p>
      <text:p text:style-name="P1">configuration.</text:p>
      <text:p text:style-name="P1">We would have to rerun the docker, build command and attempt to build it again, which is going to</text:p>
      <text:p text:style-name="P1">copy over the newly changed files, then run and install and then start our server up.</text:p>
      <text:p text:style-name="P1">Let's go through that process right now because there's one more little thing that I want to show you</text:p>
      <text:p text:style-name="P1"><text:tab/>change the index.js - build the imange </text:p>
      <text:p text:style-name="P1">During step three, we're copping over all of our project files and folders.</text:p>
      <text:p text:style-name="P1"/>
      <text:p text:style-name="P1">MINIMIZE THE BUILD</text:p>
      <text:p text:style-name="P1"/>
      <text:p text:style-name="P1">We're going to take our current build process inside of the Docker file and we're going to split the</text:p>
      <text:p text:style-name="P1"><text:soft-page-break/>copy operation out into two different steps.</text:p>
      <text:p text:style-name="P1"/>
      <text:p text:style-name="P1"><text:tab/>COPY ./package.json ./</text:p>
      <text:p text:style-name="P1"><text:tab/>RUN npm install</text:p>
      <text:p text:style-name="P1"><text:tab/>COPY ./ ./</text:p>
      <text:p text:style-name="P1"/>
      <text:p text:style-name="P1">the really only effect is going to have is if we make a change to the package</text:p>
      <text:p text:style-name="P1">JSON file, that's really the only situation in which NPM install will normally be executed again during</text:p>
      <text:p text:style-name="P1"/>
      <text:p text:style-name="P1">change the message in index.js rebuild the image <text:s/>docker build -t fcorrente/simpleweb .</text:p>
      <text:p text:style-name="P1"/>
      <text:p text:style-name="P1">so this id to say wherever possible, it is kind of nice to segment out the copy operations to make </text:p>
      <text:p text:style-name="P1"><text:s/>sure that you're only copying the bare minimum for each successive step.</text:p>
      <text:p text:style-name="P1"/>
      <text:p text:style-name="P1">the build proces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16:12:39.047101402</meta:creation-date>
    <dc:date>2022-02-25T15:00:17.911703977</dc:date>
    <meta:editing-duration>P1DT1H13M27S</meta:editing-duration>
    <meta:editing-cycles>3</meta:editing-cycles>
    <meta:generator>LibreOffice/6.4.7.2$Linux_X86_64 LibreOffice_project/40$Build-2</meta:generator>
    <meta:document-statistic meta:table-count="0" meta:image-count="0" meta:object-count="0" meta:page-count="5" meta:paragraph-count="75" meta:word-count="804" meta:character-count="4423" meta:non-whitespace-character-count="3680"/>
  </office:meta>
</office:document-meta>
</file>